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92cm" fo:margin-left="0.058cm" table:align="left" style:shadow="none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3.291cm"/>
    </style:style>
    <style:style style:name="Таблица1.C" style:family="table-column">
      <style:table-column-properties style:column-width="3.911cm"/>
    </style:style>
    <style:style style:name="Таблица1.D" style:family="table-column">
      <style:table-column-properties style:column-width="5.7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776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0.5pt" style:font-name-complex="Liberation Mono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03394d" officeooo:paragraph-rsid="0003394d" style:font-name-asian="Nimbus Mono L" style:font-size-asian="10.5pt" style:font-name-complex="Liberation Mono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style:font-name-asian="Nimbus Mono L" style:font-size-asian="10.5pt" style:font-name-complex="Liberation Mono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053781" officeooo:paragraph-rsid="00053781" style:font-name-asian="Nimbus Mono L" style:font-size-asian="10.5pt" style:font-name-complex="Liberation Mono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06a7f2" officeooo:paragraph-rsid="0006a7f2" style:font-name-asian="Nimbus Mono L" style:font-size-asian="10.5pt" style:font-name-complex="Liberation Mono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06a7f2" officeooo:paragraph-rsid="000babb8" style:font-name-asian="Nimbus Mono L" style:font-size-asian="10.5pt" style:font-name-complex="Liberation Mono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07ba7a" officeooo:paragraph-rsid="0007ba7a" style:font-name-asian="Nimbus Mono L" style:font-size-asian="10.5pt" style:font-name-complex="Liberation Mono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07bd93" officeooo:paragraph-rsid="0007bd93" style:font-name-asian="Nimbus Mono L" style:font-size-asian="10.5pt" style:font-name-complex="Liberation Mono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097c84" officeooo:paragraph-rsid="00097c84" style:font-name-asian="Nimbus Mono L" style:font-size-asian="10.5pt" style:font-name-complex="Liberation Mono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097c84" officeooo:paragraph-rsid="0009c21d" style:font-name-asian="Nimbus Mono L" style:font-size-asian="10.5pt" style:font-name-complex="Liberation Mono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09c21d" officeooo:paragraph-rsid="0009c21d" style:font-name-asian="Nimbus Mono L" style:font-size-asian="10.5pt" style:font-name-complex="Liberation Mono" style:font-size-complex="12pt"/>
    </style:style>
    <style:style style:name="P12" style:family="paragraph" style:parent-style-name="Preformatted_20_Text">
      <style:paragraph-properties fo:text-align="center" style:justify-single-word="false"/>
      <style:text-properties style:font-name="Times New Roman" fo:font-size="12pt" officeooo:rsid="0003394d" officeooo:paragraph-rsid="0003394d" style:font-size-asian="10.5pt" style:font-size-complex="12pt"/>
    </style:style>
    <style:style style:name="P13" style:family="paragraph" style:parent-style-name="Preformatted_20_Text">
      <style:paragraph-properties fo:text-align="center" style:justify-single-word="false"/>
      <style:text-properties style:font-name="Times New Roman" fo:font-size="12pt" officeooo:rsid="000babb8" officeooo:paragraph-rsid="000babb8" style:font-size-asian="10.5pt" style:font-size-complex="12pt"/>
    </style:style>
    <style:style style:name="T1" style:family="text">
      <style:text-properties officeooo:rsid="00097c84"/>
    </style:style>
    <style:style style:name="T2" style:family="text">
      <style:text-properties officeooo:rsid="0009c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риложение В</text:p>
      <text:p text:style-name="P12">Описание лексических признаков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">Группа признаков</text:p>
          </table:table-cell>
          <table:table-cell table:style-name="Таблица1.A1" office:value-type="string">
            <text:p text:style-name="P2">Признак</text:p>
          </table:table-cell>
          <table:table-cell table:style-name="Таблица1.A1" office:value-type="string">
            <text:p text:style-name="P2">Обозначение</text:p>
          </table:table-cell>
          <table:table-cell table:style-name="Таблица1.D1" office:value-type="string">
            <text:p text:style-name="P2">Определение</text:p>
          </table:table-cell>
        </table:table-row>
        <table:table-row>
          <table:table-cell table:style-name="Таблица1.A2" table:number-rows-spanned="3" office:value-type="string">
            <text:p text:style-name="P2">Стиль комментирования</text:p>
          </table:table-cell>
          <table:table-cell table:style-name="Таблица1.A2" office:value-type="string">
            <text:p text:style-name="P2">Число однострочных комментариев</text:p>
          </table:table-cell>
          <table:table-cell table:style-name="Таблица1.A2" office:value-type="string">
            <text:p text:style-name="P2">ln_inline_comments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числа однострочных</text:p>
            <text:p text:style-name="P2">комментариев к длине файла в</text:p>
            <text:p text:style-name="P2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2">Число многострочных комментариев</text:p>
          </table:table-cell>
          <table:table-cell table:style-name="Таблица1.A2" office:value-type="string">
            <text:p text:style-name="P2">ln_multiline_comments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числа многострочных</text:p>
            <text:p text:style-name="P2">комментариев к длине файла в</text:p>
            <text:p text:style-name="P2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2">Число комментариев</text:p>
          </table:table-cell>
          <table:table-cell table:style-name="Таблица1.A2" office:value-type="string">
            <text:p text:style-name="P2">ln_comments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числа комментариев к</text:p>
            <text:p text:style-name="P2">длине файла в символах</text:p>
          </table:table-cell>
        </table:table-row>
        <table:table-row>
          <table:table-cell table:style-name="Таблица1.A2" table:number-rows-spanned="4" office:value-type="string">
            <text:p text:style-name="P2">Стиль разметки</text:p>
          </table:table-cell>
          <table:table-cell table:style-name="Таблица1.A2" office:value-type="string">
            <text:p text:style-name="P2">Число пробелов</text:p>
          </table:table-cell>
          <table:table-cell table:style-name="Таблица1.A2" office:value-type="string">
            <text:p text:style-name="P2">ln_spaces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числа пробелов к длине</text:p>
            <text:p text:style-name="P2">файла в символах</text:p>
          </table:table-cell>
        </table:table-row>
        <table:table-row>
          <table:covered-table-cell/>
          <table:table-cell table:style-name="Таблица1.A2" office:value-type="string">
            <text:p text:style-name="P2">Число символов табуляции</text:p>
          </table:table-cell>
          <table:table-cell table:style-name="Таблица1.A2" office:value-type="string">
            <text:p text:style-name="P2">ln_tabs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числа символов табуля-</text:p>
            <text:p text:style-name="P2">ции 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2">Число переводов строки</text:p>
          </table:table-cell>
          <table:table-cell table:style-name="Таблица1.A2" office:value-type="string">
            <text:p text:style-name="P2">ln_newlines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числа переводов строки</text:p>
            <text:p text:style-name="P2">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2">Коэффициент пробельных символов</text:p>
          </table:table-cell>
          <table:table-cell table:style-name="Таблица1.A2" office:value-type="string">
            <text:p text:style-name="P2">whitespace_ratio</text:p>
          </table:table-cell>
          <table:table-cell table:style-name="Таблица1.D2" office:value-type="string">
            <text:p text:style-name="P2">Натуральный логарифм отно-</text:p>
            <text:p text:style-name="P2">шения суммы всех пробельных</text:p>
            <text:p text:style-name="P2">символов (пробелов, символов</text:p>
            <text:p text:style-name="P2">табуляции, переводов строки)</text:p>
            <text:p text:style-name="P2">к длине файла в символах</text:p>
          </table:table-cell>
        </table:table-row>
        <table:table-row table:style-name="Таблица1.7">
          <table:table-cell table:style-name="Таблица1.A2" table:number-rows-spanned="3" office:value-type="string">
            <text:p text:style-name="P5">Стиль расстановки фигурных скобок</text:p>
          </table:table-cell>
          <table:table-cell table:style-name="Таблица1.A2" office:value-type="string">
            <text:p text:style-name="P7">Число раскрывающих-ся скобок, одиночных в строке</text:p>
          </table:table-cell>
          <table:table-cell table:style-name="Таблица1.A2" office:value-type="string">
            <text:p text:style-name="P8">ln_open_brace_alone</text:p>
          </table:table-cell>
          <table:table-cell table:style-name="Таблица1.D2" office:value-type="string">
            <text:p text:style-name="P9">Натуральный логарифм отно-шения числа раскрывающихся</text:p>
            <text:p text:style-name="P9">скобок, одиночных в строке, к</text:p>
            <text:p text:style-name="P9">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7">Число раскрывающих-ся скобок, первых в строке</text:p>
          </table:table-cell>
          <table:table-cell table:style-name="Таблица1.A2" office:value-type="string">
            <text:p text:style-name="P8">ln_open_brace_first</text:p>
          </table:table-cell>
          <table:table-cell table:style-name="Таблица1.D2" office:value-type="string">
            <text:p text:style-name="P11"><text:span text:style-name="T1">Натуральный логарифм отно-</text:span>шения числа раскрывающихся</text:p>
            <text:p text:style-name="P11">скобок, после которых следует</text:p>
            <text:p text:style-name="P11">код, 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7">Число раскрывающих-ся скобок, последних в строке</text:p>
          </table:table-cell>
          <table:table-cell table:style-name="Таблица1.A2" office:value-type="string">
            <text:p text:style-name="P8">ln_open_brace_last</text:p>
          </table:table-cell>
          <table:table-cell table:style-name="Таблица1.D2" office:value-type="string">
            <text:p text:style-name="P10">Натуральный логарифм отно-<text:span text:style-name="T2">шения числа раскрывающихся</text:span></text:p>
            <text:p text:style-name="P11">скобок, которым предшеству-</text:p>
            <text:p text:style-name="P11">ет код, к длине файла в симво-</text:p>
            <text:p text:style-name="P11">лах</text:p>
          </table:table-cell>
        </table:table-row>
      </table:table>
      <text:p text:style-name="P12"/>
      <text:p text:style-name="P12"/>
      <text:p text:style-name="P12"/>
      <text:p text:style-name="P13"/>
      <text:p text:style-name="P13"><text:soft-page-break/>Продолжение таблицы</text:p>
      <text:p text:style-name="P13"/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2">Группа признаков</text:p>
          </table:table-cell>
          <table:table-cell table:style-name="Таблица2.A1" office:value-type="string">
            <text:p text:style-name="P2">Признак</text:p>
          </table:table-cell>
          <table:table-cell table:style-name="Таблица2.A1" office:value-type="string">
            <text:p text:style-name="P2">Обозначение</text:p>
          </table:table-cell>
          <table:table-cell table:style-name="Таблица2.D1" office:value-type="string">
            <text:p text:style-name="P2">Определение</text:p>
          </table:table-cell>
        </table:table-row>
        <table:table-row>
          <table:table-cell table:style-name="Таблица2.A2" table:number-rows-spanned="3" office:value-type="string">
            <text:p text:style-name="P6">Стиль расстановки фигурных скобок</text:p>
          </table:table-cell>
          <table:table-cell table:style-name="Таблица2.A2" office:value-type="string">
            <text:p text:style-name="P7">Число закрывающихся скобок, одиночных в строке</text:p>
          </table:table-cell>
          <table:table-cell table:style-name="Таблица2.A2" office:value-type="string">
            <text:p text:style-name="P8">ln_closing_brace_</text:p>
            <text:p text:style-name="P8">alone</text:p>
          </table:table-cell>
          <table:table-cell table:style-name="Таблица2.D2" office:value-type="string">
            <text:p text:style-name="P9">Натуральный логарифм отно-шения числа зарывающихся</text:p>
            <text:p text:style-name="P9">скобок, одиночных в строке, к</text:p>
            <text:p text:style-name="P9">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7">Число закрывающихся скобок, первых в строке</text:p>
          </table:table-cell>
          <table:table-cell table:style-name="Таблица2.A2" office:value-type="string">
            <text:p text:style-name="P8">ln_closing_brace_</text:p>
            <text:p text:style-name="P8">first</text:p>
          </table:table-cell>
          <table:table-cell table:style-name="Таблица2.D2" office:value-type="string">
            <text:p text:style-name="P10">Натуральный логарифм отно-<text:span text:style-name="T2">шения числа закрывающихся</text:span></text:p>
            <text:p text:style-name="P11">скобок, после которых следует</text:p>
            <text:p text:style-name="P11">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7">Число закрывающихся скобок, последних в строке</text:p>
          </table:table-cell>
          <table:table-cell table:style-name="Таблица2.A2" office:value-type="string">
            <text:p text:style-name="P8">ln_closing_brace_</text:p>
            <text:p text:style-name="P8">last</text:p>
          </table:table-cell>
          <table:table-cell table:style-name="Таблица2.D2" office:value-type="string">
            <text:p text:style-name="P10">Натуральный логарифм отно-<text:span text:style-name="T2">шения числа закрывающихся</text:span></text:p>
            <text:p text:style-name="P11">скобок, которым предшеству-</text:p>
            <text:p text:style-name="P11">ет код, к длине файла в симво-</text:p>
            <text:p text:style-name="P11">лах</text:p>
          </table:table-cell>
        </table:table-row>
        <table:table-row>
          <table:table-cell table:style-name="Таблица2.A2" table:number-rows-spanned="2" office:value-type="string">
            <text:p text:style-name="P4">Дополнительные признаки</text:p>
          </table:table-cell>
          <table:table-cell table:style-name="Таблица2.A2" office:value-type="string">
            <text:p text:style-name="P4">Число макросов</text:p>
          </table:table-cell>
          <table:table-cell table:style-name="Таблица2.A2" office:value-type="string">
            <text:p text:style-name="P4">ln_macros</text:p>
          </table:table-cell>
          <table:table-cell table:style-name="Таблица2.D2" office:value-type="string">
            <text:p text:style-name="P4">Натуральный логарифм отно-</text:p>
            <text:p text:style-name="P4">шения числа макросов к длине</text:p>
            <text:p text:style-name="P4">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4">Число строк кода</text:p>
          </table:table-cell>
          <table:table-cell table:style-name="Таблица2.A2" office:value-type="string">
            <text:p text:style-name="P4">lines_of_code</text:p>
          </table:table-cell>
          <table:table-cell table:style-name="Таблица2.D2" office:value-type="string">
            <text:p text:style-name="P4">Число строк кода, не включаю-</text:p>
            <text:p text:style-name="P4">щее пустые строки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03:14:10.433371537</dc:date>
    <meta:editing-duration>PT20M18S</meta:editing-duration>
    <meta:editing-cycles>8</meta:editing-cycles>
    <meta:generator>LibreOffice/5.2.2.2$Linux_X86_64 LibreOffice_project/20m0$Build-2</meta:generator>
    <meta:document-statistic meta:table-count="2" meta:image-count="0" meta:object-count="0" meta:page-count="2" meta:paragraph-count="99" meta:word-count="307" meta:character-count="2361" meta:non-whitespace-character-count="2153"/>
  </office:meta>
</office:document-meta>
</file>